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M Mono Caps 10" svg:font-family="'LM Mono Caps 10'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16cae7"/>
    </style:style>
    <style:style style:name="P3" style:family="paragraph" style:parent-style-name="Heading_20_1">
      <style:text-properties style:font-name="Arial" fo:language="en" fo:country="US"/>
    </style:style>
    <style:style style:name="P4" style:family="paragraph" style:parent-style-name="Heading_20_2">
      <style:text-properties style:font-name="Arial" fo:language="en" fo:country="US" style:text-underline-style="solid" style:text-underline-width="auto" style:text-underline-color="font-color" fo:font-weight="normal" officeooo:paragraph-rsid="0016cae7" style:font-weight-asian="normal" style:font-weight-complex="normal"/>
    </style:style>
    <style:style style:name="P5" style:family="paragraph" style:parent-style-name="Header">
      <style:text-properties officeooo:rsid="0016cae7" officeooo:paragraph-rsid="0016cae7"/>
    </style:style>
    <style:style style:name="T1" style:family="text">
      <style:text-properties officeooo:rsid="0016cae7"/>
    </style:style>
    <style:style style:name="T2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style:font-name="Arial" fo:font-size="22pt" fo:language="en" fo:country="U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officeooo:rsid="001771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2">Goal Set Track</text:span></text:h>
      <text:p text:style-name="Text_20_body"><text:span text:style-name="T4"/></text:p>
      <text:h text:style-name="P4" text:outline-level="2"><text:span text:style-name="T5">System S</text:span>cope:</text:h>
      <text:p text:style-name="P2"><text:line-break/>Goal set track is a system <text:span text:style-name="T1">which</text:span> interacts with users who have registered, and help them <text:span text:style-name="T1">to </text:span>complete their personal goals through reminders. The system provides an interface where the user can load <text:span text:style-name="T1">his</text:span> personal information and personal goals. This information is private and only the user can view, modify or delete it.</text:p>
      <text:p text:style-name="P2">The user can find the<text:span text:style-name="T1">ir personal goals</text:span> in the system through the search interface using filters such as category, status, etc <text:span text:style-name="T1">or in the list of personal goals</text:span>. <text:span text:style-name="T1">A</text:span>lso <text:span text:style-name="T1">he can</text:span> add a sub-goal if <text:span text:style-name="T1">he wants to</text:span>. Personal goals have a<text:span text:style-name="T1">n expiration </text:span>date, subgoals or not, <text:span text:style-name="T5">and</text:span> category.</text:p>
      <text:p text:style-name="P2"><text:span text:style-name="T1">T</text:span>he system also notifies the user with reminders. Tracking personal goals depend on the information that the customer enters or personal goals <text:span text:style-name="T1">update</text:span>. The system provides a method of notification via email to remind the user when to update the information of the goals, when they have expired or <text:span text:style-name="T1">accomplish.</text:span></text:p>
      <text:p text:style-name="P2">Finally, the user as they <text:span text:style-name="T1">use</text:span> the application and <text:span text:style-name="T1">accomplishing</text:span> and updating <text:span text:style-name="T1">their</text:span> goals, <text:span text:style-name="T1">they</text:span> can access a Dashboard where <text:span text:style-name="T1">they</text:span> can view a report <text:span text:style-name="T1">about</text:span> the progress <text:span text:style-name="T1">of the goals or a particular goal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M Mono Caps 10" svg:font-family="'LM Mono Caps 10'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cae7" officeooo:paragraph-rsid="0016cae7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ngenieria en Software, Famaf UNC<text:tab/><text:tab/>Alegre Facundo</text:p>
        <text:p text:style-name="MP1"><text:tab/><text:tab/>Brandan Nahuel</text:p>
        <text:p text:style-name="MP1"><text:tab/> <text:s text:c="42"/><text:tab/> <text:s text:c="32"/>Garcia Gonzalo <text:s text:c="37"/></text:p>
        <text:p text:style-name="MP1"><text:tab/><text:tab/> <text:s text:c="52"/>Kassis Sleman</text:p>
        <text:p text:style-name="MP1"><text:tab/><text:tab/><text:tab/><text:tab/>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22:29:15.856659120</meta:creation-date>
    <dc:date>2016-10-19T22:56:38.109666427</dc:date>
    <meta:editing-duration>PT20S</meta:editing-duration>
    <meta:editing-cycles>1</meta:editing-cycles>
    <meta:document-statistic meta:table-count="0" meta:image-count="0" meta:object-count="0" meta:page-count="1" meta:paragraph-count="11" meta:word-count="205" meta:character-count="1395" meta:non-whitespace-character-count="1020"/>
    <meta:generator>LibreOffice/5.0.6.2$Linux_X86_64 LibreOffice_project/00m0$Build-2</meta:generator>
  </office:meta>
</office:document-meta>
</file>